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88pt" fo:font-weight="bold" officeooo:rsid="001b9e6a" officeooo:paragraph-rsid="001b9e6a" style:font-size-asian="77pt" style:font-weight-asian="bold" style:font-size-complex="8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96pt" fo:font-weight="bold" officeooo:rsid="001b9e6a" officeooo:paragraph-rsid="001b9e6a" style:font-size-asian="96pt" style:font-weight-asian="bold" style:font-size-complex="96pt" style:font-weight-complex="bold"/>
    </style:style>
    <style:style style:name="P3" style:family="paragraph">
      <loext:graphic-properties draw:fill-color="#000000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3.106cm" fo:min-width="13.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/>
      <text:p text:style-name="P2">Camp/Zeltplatz</text:p>
      <text:p text:style-name="P1"><draw:custom-shape text:anchor-type="paragraph" draw:z-index="0" draw:name="Form1" draw:style-name="gr1" draw:text-style-name="P3" svg:width="15.93cm" svg:height="6.211cm" draw:transform="rotate (-3.14159265358979) translate (26.8552083333333cm 9.94833333333333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7:40:20.707000000</meta:creation-date>
    <meta:print-date>2019-07-31T18:00:15.167000000</meta:print-date>
    <dc:date>2019-07-31T18:00:30.080000000</dc:date>
    <meta:editing-duration>PT20M9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6.1.0.3$Windows_X86_64 LibreOffice_project/efb621ed25068d70781dc026f7e9c5187a4decd1</meta:generator>
  </office:meta>
</office:document-meta>
</file>